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09f9f0" officeooo:paragraph-rsid="0009f9f0"/>
    </style:style>
    <style:style style:name="P2" style:family="paragraph" style:parent-style-name="Standard">
      <style:paragraph-properties fo:line-height="115%"/>
      <style:text-properties officeooo:rsid="0009f9f0" officeooo:paragraph-rsid="000ac49e"/>
    </style:style>
    <style:style style:name="P3" style:family="paragraph" style:parent-style-name="Standard">
      <style:paragraph-properties fo:line-height="115%"/>
      <style:text-properties officeooo:rsid="0009f9f0" officeooo:paragraph-rsid="0011f642"/>
    </style:style>
    <style:style style:name="P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9f9f0" officeooo:paragraph-rsid="0009f9f0" style:font-weight-asian="bold" style:font-weight-complex="bold"/>
    </style:style>
    <style:style style:name="P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9f9f0" officeooo:paragraph-rsid="0014965e" style:font-weight-asian="bold" style:font-weight-complex="bold"/>
    </style:style>
    <style:style style:name="P6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cc086" officeooo:paragraph-rsid="000cc086" style:font-weight-asian="bold" style:font-weight-complex="bold"/>
    </style:style>
    <style:style style:name="P7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f82b6" officeooo:paragraph-rsid="000f82b6" style:font-weight-asian="bold" style:font-weight-complex="bold"/>
    </style:style>
    <style:style style:name="P8" style:family="paragraph" style:parent-style-name="Standard">
      <style:paragraph-properties fo:line-height="115%"/>
      <style:text-properties fo:font-style="normal" style:text-underline-style="none" fo:font-weight="normal" officeooo:rsid="0009f9f0" officeooo:paragraph-rsid="0009f9f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15%"/>
      <style:text-properties fo:font-style="normal" style:text-underline-style="none" fo:font-weight="normal" officeooo:rsid="0009f9f0" officeooo:paragraph-rsid="000ac49e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15%"/>
      <style:text-properties style:text-underline-style="none" fo:font-weight="normal" officeooo:rsid="000cc086" officeooo:paragraph-rsid="000cc086" style:font-weight-asian="normal" style:font-weight-complex="normal"/>
    </style:style>
    <style:style style:name="P11" style:family="paragraph" style:parent-style-name="Standard">
      <style:paragraph-properties fo:line-height="115%"/>
      <style:text-properties style:text-underline-style="none" fo:font-weight="normal" officeooo:rsid="000daabe" officeooo:paragraph-rsid="000daabe" style:font-weight-asian="normal" style:font-weight-complex="normal"/>
    </style:style>
    <style:style style:name="P12" style:family="paragraph" style:parent-style-name="Standard">
      <style:paragraph-properties fo:line-height="115%"/>
      <style:text-properties style:text-underline-style="none" fo:font-weight="normal" officeooo:rsid="0009f9f0" officeooo:paragraph-rsid="000daabe" style:font-weight-asian="normal" style:font-weight-complex="normal"/>
    </style:style>
    <style:style style:name="P13" style:family="paragraph" style:parent-style-name="Standard">
      <style:paragraph-properties fo:line-height="115%"/>
      <style:text-properties style:text-underline-style="none" fo:font-weight="normal" officeooo:rsid="0009f9f0" officeooo:paragraph-rsid="0011f642" style:font-weight-asian="normal" style:font-weight-complex="normal"/>
    </style:style>
    <style:style style:name="P14" style:family="paragraph" style:parent-style-name="Standard">
      <style:paragraph-properties fo:line-height="115%"/>
      <style:text-properties style:text-underline-style="none" fo:font-weight="normal" officeooo:rsid="0011f642" officeooo:paragraph-rsid="0011f642" style:font-weight-asian="normal" style:font-weight-complex="normal"/>
    </style:style>
    <style:style style:name="P15" style:family="paragraph" style:parent-style-name="Standard">
      <style:paragraph-properties fo:line-height="115%"/>
      <style:text-properties style:text-underline-style="none" fo:font-weight="normal" officeooo:rsid="0014965e" officeooo:paragraph-rsid="0014965e" style:font-weight-asian="normal" style:font-weight-complex="normal"/>
    </style:style>
    <style:style style:name="P16" style:family="paragraph" style:parent-style-name="Standard">
      <style:paragraph-properties fo:line-height="115%"/>
      <style:text-properties officeooo:paragraph-rsid="0014965e"/>
    </style:style>
    <style:style style:name="P17" style:family="paragraph" style:parent-style-name="Standard">
      <style:paragraph-properties fo:line-height="115%" fo:padding="0.0291in" fo:border-left="none" fo:border-right="none" fo:border-top="none" fo:border-bottom="0.99pt solid #000000" style:join-border="false"/>
      <style:text-properties style:text-underline-style="none" fo:font-weight="normal" officeooo:rsid="0011f642" officeooo:paragraph-rsid="0011f642" style:font-weight-asian="normal" style:font-weight-complex="normal"/>
    </style:style>
    <style:style style:name="P18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0daabe" officeooo:paragraph-rsid="0014965e" style:font-weight-asian="bold" style:font-weight-complex="bold"/>
    </style:style>
    <style:style style:name="P19" style:family="paragraph" style:parent-style-name="Standard">
      <style:paragraph-properties fo:line-height="115%"/>
      <style:text-properties style:text-underline-style="none" fo:font-weight="normal" officeooo:rsid="001e11fe" officeooo:paragraph-rsid="001e11fe" style:font-weight-asian="normal" style:font-weight-complex="normal"/>
    </style:style>
    <style:style style:name="T1" style:family="text">
      <style:text-properties officeooo:rsid="0009f9f0"/>
    </style:style>
    <style:style style:name="T2" style:family="text">
      <style:text-properties officeooo:rsid="000ac49e"/>
    </style:style>
    <style:style style:name="T3" style:family="text">
      <style:text-properties officeooo:rsid="000daabe"/>
    </style:style>
    <style:style style:name="T4" style:family="text">
      <style:text-properties officeooo:rsid="000f82b6"/>
    </style:style>
    <style:style style:name="T5" style:family="text">
      <style:text-properties officeooo:rsid="0011f642"/>
    </style:style>
    <style:style style:name="T6" style:family="text">
      <style:text-properties officeooo:rsid="0014965e"/>
    </style:style>
    <style:style style:name="T7" style:family="text">
      <style:text-properties style:text-underline-style="none" fo:font-weight="normal" officeooo:rsid="0014965e" style:font-weight-asian="normal" style:font-weight-complex="normal"/>
    </style:style>
    <style:style style:name="T8" style:family="text">
      <style:text-properties style:text-underline-style="none" fo:font-weight="normal" officeooo:rsid="001627af" style:font-weight-asian="normal" style:font-weight-complex="normal"/>
    </style:style>
    <style:style style:name="T9" style:family="text">
      <style:text-properties style:text-underline-style="none" fo:font-weight="normal" officeooo:rsid="001b2a66" style:font-weight-asian="normal" style:font-weight-complex="normal"/>
    </style:style>
    <style:style style:name="T10" style:family="text">
      <style:text-properties officeooo:rsid="001627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éation d'une nouvelle instance(famille) sur PIAFS </text:p>
      <text:p text:style-name="P4"/>
      <text:p text:style-name="P12">** <text:span text:style-name="T3">Voir la section</text:span> "<text:span text:style-name="T3">Connexion à un conteneur Docker avec Rancher</text:span>" <text:span text:style-name="T3">pour savoir comment vous connecter</text:span></text:p>
      <text:p text:style-name="P4"/>
      <text:p text:style-name="P8">Vous avez deux options possibles lorsque vous voulez créer des familles. La première option permet de créer qu’une famille à la fois et la deuxième permet de créer plusieurs famille<text:span text:style-name="T6">s </text:span>en même temps.</text:p>
      <text:p text:style-name="P1"/>
      <text:p text:style-name="P1">1.1. Exécuter le script de création de famille (createFamily.sh) en vous rendant dans le fichier où il se trouve (par défaut : /var/www/html/) et inscrire la commande <text:s/>"./createFamily.sh" pour démarrer le script. Assurez-vous de lui avoir donné les droits requis(chmod 777 -R createFamily.sh) pour que le script ai<text:span text:style-name="T6">t</text:span> la possibiliter d’écrire dans les fichiers de <text:span text:style-name="T6">configuration</text:span>.</text:p>
      <text:p text:style-name="P1"/>
      <text:p text:style-name="P1">1.2. Exécuter le script de création de plusieurs familles (createFamilies.sh). Voir 1.1 pour les étapes suivantes.</text:p>
      <text:p text:style-name="P1"/>
      <text:p text:style-name="P1">2. Rendez-vous sur votre instance, dirigez vous <text:s/>dans la section plugin et ajouter dans le plugin "LocalFiles Editor" les lignes suivantes : </text:p>
      <text:p text:style-name="P1"/>
      <text:p text:style-name="P1">if (preg_match('#^/NOM_DE_LA_FAMILLE#', $_SERVER['SCRIPT_NAME']))</text:p>
      <text:p text:style-name="P1">#if (preg_match('/^NOM_DE_LA_FAMILLE.yourdomain.com$/', $_SERVER['SERVER_NAME']))</text:p>
      <text:p text:style-name="P1">{</text:p>
      <text:p text:style-name="P1"><text:s text:c="2"/>$site_dir = 'NOM_DE_LA_FAMILLE';</text:p>
      <text:p text:style-name="P1">}</text:p>
      <text:p text:style-name="P1"/>
      <text:p text:style-name="P1">S'il y a déjà un "if" dans le plugin, rajouter un "elseif"</text:p>
      <text:p text:style-name="P1"/>
      <text:p text:style-name="P1">3. Rendez vous sur la nouvelle famille (par exemple IP:PORT/NOM_DE_LA_FAMILLE). Vous devriez voir apparaître une page de configuration de la nouvelle famille. Il ne vous reste qu’à inscrire les variables d'environments :</text:p>
      <text:p text:style-name="P1"/>
      <text:p text:style-name="P1">Host : (Nom de la BD) mariadb</text:p>
      <text:p text:style-name="P1">User : piwigo-db-user</text:p>
      <text:p text:style-name="P1">Password : piwigo-db-pass</text:p>
      <text:p text:style-name="P1">DB Name : piwigo-db-name</text:p>
      <text:p text:style-name="P1">DB tables prefix : NOM_DE_LA_FAMILLE_ (Ne pas oublier de mettre “_” après le nom de la famille)</text:p>
      <text:p text:style-name="P1"/>
      <text:p text:style-name="P1">Username : Nom d'utilisateur de l'admin</text:p>
      <text:p text:style-name="P1">Password : Mot de passe de l'admin</text:p>
      <text:p text:style-name="P1">Email : Adresse courriel de l'admin</text:p>
      <text:p text:style-name="P1"/>
      <text:p text:style-name="P1"><text:soft-page-break/></text:p>
      <text:p text:style-name="P1"/>
      <text:p text:style-name="P1"/>
      <text:p text:style-name="P4">Supprimer une famille sur PIAFS</text:p>
      <text:p text:style-name="P1"/>
      <text:p text:style-name="P9">Vous avez deux options possibles lorsque vous voulez <text:span text:style-name="T2">supprimer</text:span> des familles. La première option permet de <text:span text:style-name="T2">supprimer</text:span> qu’une famille à la fois et la deuxième permet de <text:span text:style-name="T2">supprimer</text:span> plusieurs famille<text:span text:style-name="T6">s</text:span> en même temps.</text:p>
      <text:p text:style-name="P2"/>
      <text:p text:style-name="P2">1.1. Exécuter le script de <text:span text:style-name="T2">suppression</text:span> de famille (<text:span text:style-name="T2">deleteFamily</text:span>.sh) en vous rendant dans le fichier où il se trouve (par défaut : /var/www/html/) et inscrire la commande <text:s/>"./<text:span text:style-name="T2">delete</text:span>Family.sh" pour démarrer le script. Assurez-vous de lui avoir donné les droits requis(chmod 777 -R <text:span text:style-name="T2">delete</text:span>Family.sh) pour que le script ai<text:span text:style-name="T6">t</text:span> la possibiliter d’écrire dans les fichiers de configuration.</text:p>
      <text:p text:style-name="P2"/>
      <text:p text:style-name="P2">1.2. Exécuter le script de <text:span text:style-name="T2">suppresion</text:span> de plusieurs familles (<text:span text:style-name="T2">delete</text:span>Families.sh). Voir 1.1 pour les étapes suivantes.</text:p>
      <text:p text:style-name="P2"/>
      <text:p text:style-name="P7">Installation sur Rancher</text:p>
      <text:p text:style-name="P7"/>
      <text:p text:style-name="P14">Il faut tout d’abord créer une image sur Docker Hub et ensuite Rancher va nous créer un<text:span text:style-name="T6">e</text:span> instance avec l’image qu’on lui donne.</text:p>
      <text:p text:style-name="P6"/>
      <text:p text:style-name="P10">Pour pouvoir créer une image sur Docker Hub, il vous faut créer un répertoire de code avec deux fichier<text:span text:style-name="T6">s</text:span>, un fichier Dockerfile et un fichier apache.sh.</text:p>
      <text:p text:style-name="P10"/>
      <text:p text:style-name="P10">Voici celui créer par notre équipe pour PIAFS : <text:a xlink:type="simple" xlink:href="https://github.com/vkoaala/PIAFS-1.0" text:style-name="Internet_20_link" text:visited-style-name="Visited_20_Internet_20_Link">https://github.com/vkoaala/PIAFS-1.0</text:a></text:p>
      <text:p text:style-name="P10"/>
      <text:p text:style-name="P10">Dans le fichier Dockerfile, nous retrouvons la configuration qui permet <text:span text:style-name="T3">d’installer les fichiers nécessaires ainsi que </text:span>de télécharger le code Github (ligne #19), ensuite <text:span text:style-name="T3">le code est placer </text:span>dans l<text:span text:style-name="T6">e bon</text:span> emplacement pour que <text:span text:style-name="T6">a</text:span>pache puisse le faire afficher.<text:line-break/><text:line-break/><text:span text:style-name="T3">Le fichier apache.sh reste toujours parreil, il configure apache.</text:span></text:p>
      <text:p text:style-name="P10"/>
      <text:p text:style-name="P11">Lorsque se code es<text:span text:style-name="T6">t</text:span> créer et accessible sur Github, nous allons <text:span text:style-name="T4">nous</text:span> rendre sur le site de Docker Hub (<text:a xlink:type="simple" xlink:href="https://hub.docker.com/" text:style-name="Internet_20_link" text:visited-style-name="Visited_20_Internet_20_Link">https://hub.docker.com/</text:a>) pour construi<text:span text:style-name="T6">re</text:span> l’image nécessaire à l’installation <text:span text:style-name="T4">sur</text:span> Rancher. Ensuite nous allons créer un<text:span text:style-name="T1"> "</text:span>build<text:span text:style-name="T1">" </text:span>automatisé auquel nous allons lui dire de prendre notre code sur Github pour qu’il créer l’image.</text:p>
      <text:p text:style-name="P11"/>
      <text:p text:style-name="P14">Ensuite, sur Rancher il faut créer une nouvelle instance. Il faut bien <text:s/>configurer, la base de données, les varaibles d’environnements… Pour être s<text:span text:style-name="T6">û</text:span>r qu’il n’y ai<text:span text:style-name="T6">t</text:span> pas de problème. </text:p>
      <text:p text:style-name="P14"/>
      <text:p text:style-name="P14">Voici un exemple du docker-compose créer pour PIAFS : </text:p>
      <text:p text:style-name="P17"><text:soft-page-break/></text:p>
      <text:p text:style-name="P14">PIAFS-1-0:</text:p>
      <text:p text:style-name="P14"><text:s text:c="2"/>ports:</text:p>
      <text:p text:style-name="P14"><text:s text:c="2"/>- 20420:80/tcp</text:p>
      <text:p text:style-name="P14"><text:s text:c="2"/>labels:</text:p>
      <text:p text:style-name="P14"><text:s text:c="4"/>io.rancher.sidekicks: PIAFS-1-0-data</text:p>
      <text:p text:style-name="P14"><text:s text:c="4"/>io.rancher.container.pull_image: always</text:p>
      <text:p text:style-name="P14"><text:s text:c="2"/>tty: true</text:p>
      <text:p text:style-name="P14"><text:s text:c="2"/>image: vkoaala/piafs-1.0</text:p>
      <text:p text:style-name="P14"><text:s text:c="2"/>links:</text:p>
      <text:p text:style-name="P14"><text:s text:c="2"/>- DB:mariadb</text:p>
      <text:p text:style-name="P14"><text:s text:c="2"/>stdin_open: true</text:p>
      <text:p text:style-name="P14">PIAFS-1-0-data:</text:p>
      <text:p text:style-name="P14"><text:s text:c="2"/>labels:</text:p>
      <text:p text:style-name="P14"><text:s text:c="4"/>io.rancher.container.pull_image: always</text:p>
      <text:p text:style-name="P14"><text:s text:c="4"/>io.rancher.container.start_once: 'true'</text:p>
      <text:p text:style-name="P14"><text:s text:c="2"/>command:</text:p>
      <text:p text:style-name="P14"><text:s text:c="2"/>- /bin/true</text:p>
      <text:p text:style-name="P14"><text:s text:c="2"/>tty: true</text:p>
      <text:p text:style-name="P14"><text:s text:c="2"/>image: vkoaala/piafs-1.0</text:p>
      <text:p text:style-name="P14"><text:s text:c="2"/>links:</text:p>
      <text:p text:style-name="P14"><text:s text:c="2"/>- DB:mariadb</text:p>
      <text:p text:style-name="P14"><text:s text:c="2"/>stdin_open: true</text:p>
      <text:p text:style-name="P14">DB:</text:p>
      <text:p text:style-name="P14"><text:s text:c="2"/>environment:</text:p>
      <text:p text:style-name="P14"><text:s text:c="4"/>MYSQL_DATABASE: piwigo-db-name</text:p>
      <text:p text:style-name="P14"><text:s text:c="4"/>MYSQL_PASSWORD: piwigo-db-pass</text:p>
      <text:p text:style-name="P14"><text:s text:c="4"/>MYSQL_ROOT_PASSWORD: piwigo-root-pass</text:p>
      <text:p text:style-name="P14"><text:s text:c="4"/>MYSQL_USER: piwigo-db-user</text:p>
      <text:p text:style-name="P14"><text:s text:c="2"/>domainname: piwigo-mariadb</text:p>
      <text:p text:style-name="P14"><text:s text:c="2"/>labels:</text:p>
      <text:p text:style-name="P14"><text:s text:c="4"/>io.rancher.sidekicks: DB-data</text:p>
      <text:p text:style-name="P14"><text:s text:c="4"/>io.rancher.container.pull_image: always</text:p>
      <text:p text:style-name="P14"><text:s text:c="2"/>tty: true</text:p>
      <text:p text:style-name="P14"><text:s text:c="2"/>image: mariadb</text:p>
      <text:p text:style-name="P14"><text:s text:c="2"/>stdin_open: true</text:p>
      <text:p text:style-name="P14">DB-data:</text:p>
      <text:p text:style-name="P14"><text:s text:c="2"/>labels:</text:p>
      <text:p text:style-name="P14"><text:s text:c="4"/>io.rancher.container.pull_image: always</text:p>
      <text:p text:style-name="P14"><text:s text:c="4"/>io.rancher.container.start_once: 'true'</text:p>
      <text:p text:style-name="P14"><text:s text:c="2"/>command:</text:p>
      <text:p text:style-name="P14"><text:s text:c="2"/>- /bin/true</text:p>
      <text:p text:style-name="P14"><text:soft-page-break/><text:s text:c="2"/>tty: true</text:p>
      <text:p text:style-name="P14"><text:s text:c="2"/>image: mariadb</text:p>
      <text:p text:style-name="P14"><text:s text:c="2"/>volumes:</text:p>
      <text:p text:style-name="P14"><text:s text:c="2"/>- /home/linuq/PIAFS/mariadb:/var/lib/mariadb</text:p>
      <text:p text:style-name="P14"><text:s text:c="2"/>volumes_from:</text:p>
      <text:p text:style-name="P14"><text:s text:c="2"/>- DB</text:p>
      <text:p text:style-name="P14"><text:s text:c="2"/>stdin_open: true</text:p>
      <text:p text:style-name="P17"/>
      <text:p text:style-name="P11"/>
      <text:p text:style-name="P14">Lorsque vous crée<text:span text:style-name="T10">z</text:span> l’instance, vous pouvez copier cette configuration et changer l’image ou bien le port par exemple et vous êtes capable d’avoir une configuration fonctionnelle et efficace.</text:p>
      <text:p text:style-name="P14"><text:line-break/>Ensuite, Rancher <text:s/>créera votre instance et vous alle<text:span text:style-name="T10">z </text:span>tomber sur la page d’installation.</text:p>
      <text:p text:style-name="P14"/>
      <text:p text:style-name="P3">Il ne vous reste qu’à inscrire les variables d'environ<text:span text:style-name="T10">ne</text:span>ments :</text:p>
      <text:p text:style-name="P3"/>
      <text:p text:style-name="P3">Host : <text:span text:style-name="T5">mariadb (nom de la base de donnée)</text:span></text:p>
      <text:p text:style-name="P3">User : piwigo-db-user</text:p>
      <text:p text:style-name="P3">Password : piwigo-db-pass</text:p>
      <text:p text:style-name="P3">DB Name : piwigo-db-name</text:p>
      <text:p text:style-name="P3">DB tables prefix : <text:span text:style-name="T5">piwigo_</text:span></text:p>
      <text:p text:style-name="P3"/>
      <text:p text:style-name="P3">Username : Nom d'utilisateur de l'admin</text:p>
      <text:p text:style-name="P3">Password : Mot de passe de l'admin</text:p>
      <text:p text:style-name="P3">Email : Adresse courriel de l'admin</text:p>
      <text:p text:style-name="P13"/>
      <text:p text:style-name="P18">Connection à un conteneur Docker avec Rancher</text:p>
      <text:p text:style-name="P5"/>
      <text:p text:style-name="P15">Pour pouvoir aller directement se connecter au conteneur Docker à l’aide de Rancher il vous faut vous connecter en SSH à la machine hôte sur laquelle il y a le conteneur que vous désirez vous connecter dessus. </text:p>
      <text:p text:style-name="P15"/>
      <text:p text:style-name="P16"><text:span text:style-name="T7">Ouvrez un terminal et execut</text:span><text:span text:style-name="T8">er</text:span><text:span text:style-name="T7"> la commande : ssh </text:span><text:span text:style-name="T9">Nom_Utilisateur_Rancher</text:span><text:span text:style-name="T7">@IP_de_la_machine</text:span></text:p>
      <text:p text:style-name="P19">**Assurez-vous que votre administrateur Rancher vous ait autorisé à vous connecter.</text:p>
      <text:p text:style-name="P19"/>
      <text:p text:style-name="P15">Ensuite, vous aller chercher l’identifiant unique du conteneur que vous désirez rejoindre avec la commande : docker ps -a </text:p>
      <text:p text:style-name="P15"/>
      <text:p text:style-name="P15">Dans la liste qui vous affichera, trouvez l’identifiant désiré.<text:line-break/><text:line-break/>La commande suivante vous permettra d’aller vous connecter directement : </text:p>
      <text:p text:style-name="P15">docker exec -itu root ID_conteneur 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1:52:40.509206965</meta:creation-date>
    <dc:date>2017-03-09T12:01:39.842664791</dc:date>
    <meta:editing-duration>PT14M1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4" meta:paragraph-count="99" meta:word-count="848" meta:character-count="6035" meta:non-whitespace-character-count="5157"/>
  </office:meta>
</office:document-meta>
</file>